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66mm"/>
    </style:style>
    <style:style style:name="co3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19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7" table:default-cell-style-name="Default"/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o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algo1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2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Le mode de controle est utile.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J’ai accompli la tâche demandée rapidement.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 mode de contrôle manque de flexibilité et est rigide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2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algo2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1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e mode de controle est utile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e mode de contrôle manque de flexibilité et est rigide.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lgo3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1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e mode de controle est utile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 mode de contrôle manque de flexibilité et est rigide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L’utilisation du mode de contrôle est intuitive.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00-00-00</text:date>, <text:time style:data-style-name="N2" text:time-value="19:12:27.401151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9:44:27.604944053</meta:creation-date>
    <dc:date>2018-08-23T19:46:16.085787095</dc:date>
    <meta:editing-duration>PT15M32S</meta:editing-duration>
    <meta:editing-cycles>5</meta:editing-cycles>
    <meta:generator>LibreOffice/5.1.6.2$Linux_X86_64 LibreOffice_project/10m0$Build-2</meta:generator>
    <meta:document-statistic meta:table-count="1" meta:cell-count="79" meta:object-count="0"/>
  </office:meta>
</office:document-meta>
</file>